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onception:</text:h>
      <text:p text:style-name="Standard"/>
      <text:h text:style-name="Titre2" text:outline-level="2">Cas d'utilisation<text:s/>:</text:h>
      <text:p text:style-name="Standard"/>
      <text:h text:style-name="Titre3" text:outline-level="3">Créer<text:s/>un sondage<text:s/>:</text:h>
      <text:p text:style-name="Standard">L'utilisateur possédant l'application pourra créer<text:s/>des sondages<text:s/>en<text:s/>y renseignant un titre et une question. Une fois validé,<text:s/>il<text:s/>recevra<text:s/>2<text:s/>QrCodes. Le premier permettra de voter pour la question et le deuxième permettra de voir le nombre de votes<text:s/>pour ce sondage.</text:p>
      <text:p text:style-name="Standard"/>
      <text:h text:style-name="Titre3" text:outline-level="3">Voter pour un sondage<text:s/>:</text:h>
      <text:p text:style-name="Standard">La personne voulant voter devra installer une application pour flasher des QrCodes sur son smartphone, puis<text:s/>scannera le QrCode imprimé par le créateur du sondage.</text:p>
      <text:p text:style-name="Standard"/>
      <text:p text:style-name="Standard"/>
      <text:h text:style-name="Titre3" text:outline-level="3">Besoins non fonctionnels<text:s/>:</text:h>
      <text:p text:style-name="Standard"/>
      <text:p text:style-name="Standard">- Générer des Id aléatoirement afin d’éviter le vote sur d'autres sondages.</text:p>
      <text:p text:style-name="Standard">- Empêcher le vote massif sur un sondage.</text:p>
      <text:p text:style-name="Standard"/>
      <text:p text:style-name="Standard"/>
      <text:h text:style-name="Titre2" text:outline-level="2">Technologies<text:s/>:</text:h>
      <text:p text:style-name="Standard"/>
      <text:h text:style-name="Titre3" text:outline-level="3">Serveur<text:s/>:</text:h>
      <text:p text:style-name="Standard">Pour la partie serveur<text:s/>nous avons utilisé le Framework slim,<text:s/>car il est orienté API REST. Nous y avons ajouté le moteur de templates Twig et l'ORM Doctrine pour simplifier la mise en forme des vues et des données.</text:p>
      <text:p text:style-name="Standard"/>
      <text:h text:style-name="Titre3" text:outline-level="3">Client<text:s/>:</text:h>
      <text:p text:style-name="Standard">Pour la partie client, il s'agit d'une application Swing<text:s/>auquel nous y ajoutons la librairie JSON-Simple pour pouvoir parser les données échangés<text:s/>avec le serveur et nous avons intégré la librairie<text:s/>Zxing<text:s/>pour<text:s/>générer des QrCodes.</text:p>
      <text:p text:style-name="Standard"/>
      <text:h text:style-name="Titre2" text:outline-level="2">Cas d'utilisation :</text:h>
      <text:p text:style-name="Standard"/>
      <text:p text:style-name="Standard">Dans ce dossier, vous trouverez également un diagramme de classes et un schéma de bases de données détaillant la conception du proj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entin Giannini</meta:initial-creator>
    <dc:creator>Nicolas Viard</dc:creator>
    <meta:creation-date>2014-12-16T11:55:00Z</meta:creation-date>
    <dc:date>2014-12-16T15:16:00Z</dc:date>
    <meta:template xlink:href="Normal.dotm" xlink:type="simple"/>
    <meta:editing-cycles>5</meta:editing-cycles>
    <meta:editing-duration>PT6840S</meta:editing-duration>
    <meta:document-statistic meta:page-count="1" meta:paragraph-count="2" meta:word-count="198" meta:character-count="1287" meta:row-count="9" meta:non-whitespace-character-count="1091"/>
  </office:meta>
</office:document-meta>
</file>